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0bacd4"/>
    </style:style>
    <style:style style:name="T1" style:family="text">
      <style:text-properties officeooo:rsid="000bac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result_box"/>Sumo robot tactics<text:line-break/><text:line-break/>take-off<text:line-break/>- Rotate 180 degrees or until you see him<text:line-break/>- Activate attack mode<text:line-break/><text:line-break/>Scan Mode<text:line-break/>- Looking enemy with two ultrasonic sensors: left, right or front<text:line-break/>- Turn to the enemy is a little right. If enemy is not detected (has moved), turn to the side of the last detection.<text:line-break/>(Right Ultrasonic had seen him last time → turn right, same for links.)<text:line-break/><text:line-break/><text:line-break/>Attack Mode (in degrees)<text:line-break/>- Scan with Sharp (x degrees If you come from scan mode: Ultrasonics have already indicated the general direction, scanning narrow (~ 30 degrees).<text:line-break/>If you come from defense mode scan wider (~ 60 degrees).<text:line-break/>- While scanning, go <text:span text:style-name="T1">straight </text:span>ahead.<text:line-break/> <text:s text:c="2"/>If you detect him (from 30 cm so), turn and go straight at him.<text:line-break/>- <text:span text:style-name="T1">when</text:span> very close: <text:span text:style-name="T1">move </text:span>back left, <text:span text:style-name="T1">then</text:span> <text:span text:style-name="T1">forward</text:span> to hit him in the side rather than head-on.<text:line-break/><text:line-break/>defense Mode<text:line-break/>- Activate when you see that you are inclined<text:line-break/>- In first straight back<text:line-break/>- Activate attack mode.<text:line-break/><text:line-break/>!!!!!!!!!!!!!!! Look at every move or you're not on the edge of the field !!!!!!!!!!!!!!!<text:line-break/>- Edge Detectors: 2 front (corners), one rear (middle)</text:p>
      <text:p text:style-name="P1"><text:line-break/><text:line-break/>--- ---- Robot building<text:line-break/>- 2 Ultrasonic front, one on each side, (need test) slightly tilted.<text:line-break/>- Detectors: see above<text:line-break/>- Sharp IR on windows in the center front. (Looking left).<text:line-break/>-<text:line-break/>- Lightly to count down<text:line-break/>- on off switch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4:15:11.286290214</meta:creation-date>
    <dc:date>2016-10-07T14:16:50.869537728</dc:date>
    <meta:editing-duration>PT1M39S</meta:editing-duration>
    <meta:editing-cycles>1</meta:editing-cycles>
    <meta:document-statistic meta:table-count="0" meta:image-count="0" meta:object-count="0" meta:page-count="1" meta:paragraph-count="2" meta:word-count="229" meta:character-count="1259" meta:non-whitespace-character-count="1021"/>
    <meta:generator>LibreOffice/5.1.4.2$Linux_X86_64 LibreOffice_project/10m0$Build-2</meta:generator>
  </office:meta>
</office:document-meta>
</file>